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style>
    <style:style style:name="P2" style:family="paragraph" style:parent-style-name="Text_20_body">
      <style:paragraph-properties fo:margin-left="0in" fo:margin-right="0in"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3"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4"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5"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6"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7" style:family="paragraph" style:parent-style-name="Text_20_body" style:list-style-name="L2">
      <style:paragraph-properties fo:margin-top="0in" fo:margin-bottom="0.0626in" loext:contextual-spacing="false" fo:orphans="2" fo:widows="2" fo:padding="0in" fo:border="none"/>
    </style:style>
    <style:style style:name="P8" style:family="paragraph" style:parent-style-name="Text_20_body">
      <style:paragraph-properties fo:margin-left="0in" fo:margin-right="0in" fo:orphans="2" fo:widows="2" fo:text-indent="5.0992in" style:auto-text-indent="false" fo:padding="0in" fo:border="none"/>
    </style:style>
    <style:style style:name="T1" style:family="text">
      <style:text-properties fo:font-variant="normal" fo:text-transform="none" fo:color="#2c2a29" style:font-name="LatoWeb" fo:font-size="12pt" fo:letter-spacing="normal" fo:font-style="normal" fo:font-weight="normal"/>
    </style:style>
    <style:style style:name="T2" style:family="text">
      <style:text-properties fo:font-variant="normal" fo:text-transform="none" fo:color="#2c2a29" style:font-name="LatoWeb"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c2a29" style:font-name="LatoWeb" fo:font-size="12pt" fo:letter-spacing="normal" fo:font-style="italic"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Description</text:span></text:span></text:p>
      <text:p text:style-name="P1"><text:span text:style-name="T1">In this assignment you have two options: to create either a game of your own design or a version of the classic Asteroids game. Do </text:span><text:span text:style-name="Strong_20_Emphasis"><text:span text:style-name="T1">either</text:span></text:span><text:span text:style-name="T1"> option 1 or option 2. You can decide if you want to do this assignment alone or in a group of up to 3 students. You are free to reuse all the code from previous assignments and lectures.</text:span></text:p>
      <text:p text:style-name="P1"><text:span text:style-name="Strong_20_Emphasis"><text:span text:style-name="T1">Option 1 – Your own game</text:span></text:span></text:p>
      <text:p text:style-name="P2">Your task is to create a game of your own design. The game could:</text:p>
      <text:list xml:id="list724683470" text:style-name="L1">
        <text:list-item>
          <text:p text:style-name="P3">Involve graphics and/or animation.</text:p>
        </text:list-item>
        <text:list-item>
          <text:p text:style-name="P5">Involve keyboard or mouse input.</text:p>
        </text:list-item>
        <text:list-item>
          <text:p text:style-name="P5">Maintain a high score list that is kept sorted, stored in a file on disk whenever updated, read from disk upon starting the game, and shown on the screen before the player starts the game.</text:p>
        </text:list-item>
      </text:list>
      <text:p text:style-name="P2">Beyond these suggestions you are free to create anything you desire.</text:p>
      <text:p text:style-name="P1"><text:span text:style-name="Strong_20_Emphasis"><text:span text:style-name="T1">Option 2 – Asteroids</text:span></text:span></text:p>
      <text:p text:style-name="P8"><text:span text:style-name="T1">Your task is to create a version of the </text:span><text:a xlink:type="simple" xlink:href="http://en.wikipedia.org/wiki/Asteroids_(computer_game)" office:target-frame-name="_blank" xlink:show="new" text:style-name="Internet_20_link" text:visited-style-name="Visited_20_Internet_20_Link"><text:span text:style-name="T2">classic Asteroids game</text:span></text:a><draw:frame draw:style-name="fr1" draw:name="Frame1" text:anchor-type="char" svg:width="0.0161in" draw:z-index="0"><draw:text-box fo:min-height="0.0161in"><text:p text:style-name="Text_20_body">Lenker til en ekstern side.</text:p></draw:text-box></draw:frame><text:span text:style-name="T1">. The objective of the game is to score as many points as possible by destroying asteroids.</text:span></text:p>
      <text:p text:style-name="P1"><text:span text:style-name="Strong_20_Emphasis"><text:span text:style-name="T1">Rules of the game</text:span></text:span></text:p>
      <text:p text:style-name="P2">The player controls a small cannon at the floor of the screen either by use of the mouse or the keyboard. The cannon can only be moved to the right or left. Every few seconds an asteroid should be added close to the roof of the screen. Each asteroid should initially have a random speed in the x direction and a constant speed towards the floor of the screen.</text:p>
      <text:p text:style-name="P2">Whenever the player presses the left mouse button (or a designated key on the keyboard) the cannon should shoot out a projectile. This projectile should travel (at a moderate speed) towards the roof of the screen until it either hits the roof, at which point it disappears, or until it hits an asteroid or an asteroid fragment.</text:p>
      <text:p text:style-name="P2">If a projectile hit an asteroid it should split up into 3--4 smaller fragments. If a projectile hit an asteroid fragment it should disappear from the screen. Fragments should have an initial speed that mimics an explosion pattern in the direction of the roof of the screen. A projectile should disappear from the screen upon impacting an asteroid or a fragment.</text:p>
      <text:p text:style-name="P2">If an asteroid or asteroid fragment touches the floor of the screen or the cannon the player loses. When an asteroid or asteroid fragment impacts the right, left, or roof of the screen it should behave as in the previous assignment (it should bounce off).</text:p>
      <text:p text:style-name="P2">The player scores points by hitting asteroids or asteroid fragments with projectiles. You are free to decide how many points are scored on each hit. To <text:soft-page-break/>make the game progressively more difficult, increase the speed of new asteroids over time.</text:p>
      <text:p text:style-name="P2">There should be a limit on the number of projectiles that can be on the screen simultaneously. We suggest limiting the rate at which the cannon can shoot projectiles (for example, one projectile per second).</text:p>
      <text:p text:style-name="P2">In the upper left or right corner of the screen there should be a text showing the current score of the player.</text:p>
      <text:p text:style-name="P2">You should maintain a list of the 10 highest game scores. This list should be kept sorted, stored in a file on disk whenever updated, read from disk upon starting the game, and shown on the screen before the player starts the game (let the player start the game by e.g. pressing the space bar).</text:p>
      <text:p text:style-name="P1"><text:span text:style-name="Strong_20_Emphasis"><text:span text:style-name="T1">Code</text:span></text:span></text:p>
      <text:p text:style-name="P2">Your starting point is the following set of files:</text:p>
      <text:list xml:id="list3219527334" text:style-name="L2">
        <text:list-item>
          <text:p text:style-name="P4">drawline.h - Specifies the interface of the drawline function.</text:p>
        </text:list-item>
        <text:list-item>
          <text:p text:style-name="P6">drawline.c - Implements the DrawLine function.</text:p>
        </text:list-item>
        <text:list-item>
          <text:p text:style-name="P6">triangle.h - Specifies the triangle data structure and the interface to the DrawTriangle function.</text:p>
        </text:list-item>
        <text:list-item>
          <text:p text:style-name="P6">triangle.c - Draw triangle and friends.</text:p>
        </text:list-item>
        <text:list-item>
          <text:p text:style-name="P6">teapot_data.h - Coordinates for the classic teapot model.</text:p>
        </text:list-item>
        <text:list-item>
          <text:p text:style-name="P6">sphere_data.h - Coordinates for a sphere model.</text:p>
        </text:list-item>
        <text:list-item>
          <text:p text:style-name="P6">list.h - Specifies the interface of the list functionality. Do not modify this file</text:p>
        </text:list-item>
        <text:list-item>
          <text:p text:style-name="P6">list.c - Implements the list interface.</text:p>
        </text:list-item>
        <text:list-item>
          <text:p text:style-name="P6">object.h - Specifies the interface of the object functionality. Do not modify this file</text:p>
        </text:list-item>
        <text:list-item>
          <text:p text:style-name="P6">object.c - Implements the object interface.</text:p>
        </text:list-item>
        <text:list-item>
          <text:p text:style-name="P7"><text:span text:style-name="T1">main.c - Contains the main function and calls to initialize SDL. </text:span><text:span text:style-name="Emphasis"><text:span text:style-name="T3">Place your game code in this file</text:span></text:span><text:span text:style-name="T1">, or a separate, new file.</text:span></text:p>
        </text:list-item>
        <text:list-item>
          <text:p text:style-name="P6">vector.h - Specifies the interface of the vector functionality.</text:p>
        </text:list-item>
        <text:list-item>
          <text:p text:style-name="P6">vector.c - Implements the vector interface.</text:p>
        </text:list-item>
        <text:list-item>
          <text:p text:style-name="P6">common.h - Interface of common functionality.</text:p>
        </text:list-item>
        <text:list-item>
          <text:p text:style-name="P6">common.c - Implements common functionality.</text:p>
        </text:list-item>
        <text:list-item>
          <text:p text:style-name="P6">draw_figures.h - Interface of common drawing tools.</text:p>
        </text:list-item>
        <text:list-item>
          <text:p text:style-name="P6">draw_figures.c - Implementation of common drawing tools.</text:p>
        </text:list-item>
        <text:list-item>
          <text:p text:style-name="P6">timer.h - Interface of timer for the game loop.</text:p>
        </text:list-item>
        <text:list-item>
          <text:p text:style-name="P6">timer.c - Implementation of timer for the game loop.</text:p>
        </text:list-item>
        <text:list-item>
          <text:p text:style-name="P6">Makefile - A Makefile for compiling the code.</text:p>
        </text:list-item>
      </text:list>
      <text:p text:style-name="P2"><text:soft-page-break/>We've bundled these files in a zip file, which will be made available after the deadline of the previous obligatory assignment. Use this zip file as a starting point, as it also includes the necessary SDL files.</text:p>
      <text:p text:style-name="P1"><text:span text:style-name="Strong_20_Emphasis"><text:span text:style-name="T1">Resources</text:span></text:span></text:p>
      <text:p text:style-name="P2">On the Web, there is a wealth of information on how to make a bouncing ball animation. Do a Web search.</text:p>
      <text:p text:style-name="P1"><text:span text:style-name="Strong_20_Emphasis"><text:span text:style-name="T1">Submission</text:span></text:span></text:p>
      <text:p text:style-name="P2">This assignment is not mandatory. However, we highly recommend you complet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13:35:10.865667777</meta:creation-date>
    <dc:date>2021-03-15T13:36:08.628263806</dc:date>
    <meta:editing-duration>PT58S</meta:editing-duration>
    <meta:editing-cycles>1</meta:editing-cycles>
    <meta:generator>LibreOffice/6.0.7.3$Linux_X86_64 LibreOffice_project/00m0$Build-3</meta:generator>
    <meta:document-statistic meta:table-count="0" meta:image-count="0" meta:object-count="0" meta:page-count="3" meta:paragraph-count="47" meta:word-count="848" meta:character-count="4778" meta:non-whitespace-character-count="3999"/>
  </office:meta>
</office:document-meta>
</file>